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56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3" table:default-cell-style-name="ce1"/>
        <table:table-row table:style-name="ro1">
          <table:table-cell/>
          <table:table-cell table:formula="of:=SUM([.B3:.B200])" office:value-type="float" office:value="11" calcext:value-type="float">
            <text:p>11</text:p>
          </table:table-cell>
          <table:table-cell table:formula="of:=SUM([.C3:.C200])" office:value-type="float" office:value="6" calcext:value-type="float">
            <text:p>6</text:p>
          </table:table-cell>
          <table:table-cell table:formula="of:=SUM([.D3:.D200])" office:value-type="float" office:value="0" calcext:value-type="float">
            <text:p>0</text:p>
          </table:table-cell>
          <table:table-cell table:formula="of:=SUM([.E3:.E200])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te</text:p>
          </table:table-cell>
          <table:table-cell table:style-name="ce7" office:value-type="string" calcext:value-type="string">
            <text:p>Viewed</text:p>
          </table:table-cell>
          <table:table-cell table:style-name="ce7" office:value-type="string" calcext:value-type="string">
            <text:p>Mocked</text:p>
          </table:table-cell>
          <table:table-cell table:style-name="ce7" office:value-type="string" calcext:value-type="string">
            <text:p>Mocked r2</text:p>
          </table:table-cell>
          <table:table-cell table:style-name="ce7" office:value-type="string" calcext:value-type="string">
            <text:p>Follow-u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Freq</text:p>
          </table:table-cell>
          <table:table-cell table:style-name="ce7" table:number-columns-repeated="5"/>
          <table:table-cell table:style-name="ce5" table:number-columns-repeated="101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3"/>
          <table:table-cell table:number-columns-repeated="101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0 + 12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6">
          <table:table-cell table:number-columns-repeated="5"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5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5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680 + 1216 + 13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5"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5"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5"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5">
          <table:table-cell table:number-columns-repeated="5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3"/>
          <table:table-cell table:number-columns-repeated="1015"/>
        </table:table-row>
        <table:table-row table:style-name="ro5">
          <table:table-cell table:number-columns-repeated="5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5">
          <table:table-cell table:number-columns-repeated="5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5">
          <table:table-cell table:number-columns-repeated="5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7">
          <table:table-cell office:value-type="string" calcext:value-type="string">
            <text:p>516 + 13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可以改变顺序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8" office:value-type="float" office:value="560" calcext:value-type="float">
            <text:p>56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3"/>
          <table:table-cell table:number-columns-repeated="1015"/>
        </table:table-row>
        <table:table-row table:style-name="ro5">
          <table:table-cell table:number-columns-repeated="5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5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123" calcext:value-type="float">
            <text:p>11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office:value-type="float" office:value="1239" calcext:value-type="float">
            <text:p>123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29" calcext:value-type="float">
            <text:p>132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28" calcext:value-type="float">
            <text:p>142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762" calcext:value-type="float">
            <text:p>176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891" calcext:value-type="float">
            <text:p>189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193" calcext:value-type="float">
            <text:p>2193</text:p>
          </table:table-cell>
          <table:table-cell table:number-columns-repeated="1018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7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L103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8:36:50.90914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6T22:51:05.156274521</dc:date>
    <meta:editing-duration>PT14H37M57S</meta:editing-duration>
    <meta:editing-cycles>61</meta:editing-cycles>
    <meta:document-statistic meta:table-count="2" meta:cell-count="195" meta:object-count="0"/>
  </office:meta>
</office:document-meta>
</file>